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  <style:text-properties officeooo:paragraph-rsid="00143b7b"/>
    </style:style>
    <style:style style:name="P2" style:family="paragraph" style:parent-style-name="Standard">
      <style:paragraph-properties fo:margin-top="0cm" fo:margin-bottom="0.499cm" loext:contextual-spacing="false" fo:text-align="center" style:justify-single-word="false"/>
      <style:text-properties fo:font-weight="bold" officeooo:rsid="00143b7b" officeooo:paragraph-rsid="00143b7b" style:font-weight-asian="bold" style:font-weight-complex="bold"/>
    </style:style>
    <style:style style:name="P3" style:family="paragraph" style:parent-style-name="Text_20_body" style:list-style-name="L10"/>
    <style:style style:name="P4" style:family="paragraph" style:parent-style-name="Text_20_body" style:list-style-name="L20"/>
    <style:style style:name="P5" style:family="paragraph" style:parent-style-name="Text_20_body" style:list-style-name="L30"/>
    <style:style style:name="P6" style:family="paragraph" style:parent-style-name="Text_20_body" style:list-style-name="L40"/>
    <style:style style:name="P7" style:family="paragraph" style:parent-style-name="Text_20_body" style:list-style-name="L50"/>
    <style:style style:name="P8" style:family="paragraph" style:parent-style-name="Text_20_body" style:list-style-name="L60"/>
    <style:style style:name="P9" style:family="paragraph" style:parent-style-name="Text_20_body" style:list-style-name="L70"/>
    <style:style style:name="P10" style:family="paragraph" style:parent-style-name="Text_20_body" style:list-style-name="L80"/>
    <style:style style:name="P11" style:family="paragraph" style:parent-style-name="Text_20_body" style:list-style-name="L90"/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 style:list-style-name="L12">
      <style:paragraph-properties fo:margin-top="0cm" fo:margin-bottom="0cm" loext:contextual-spacing="false"/>
    </style:style>
    <style:style style:name="P14" style:family="paragraph" style:parent-style-name="Text_20_body" style:list-style-name="L22">
      <style:paragraph-properties fo:margin-top="0cm" fo:margin-bottom="0cm" loext:contextual-spacing="false"/>
    </style:style>
    <style:style style:name="P15" style:family="paragraph" style:parent-style-name="Text_20_body" style:list-style-name="L32">
      <style:paragraph-properties fo:margin-top="0cm" fo:margin-bottom="0cm" loext:contextual-spacing="false"/>
    </style:style>
    <style:style style:name="P16" style:family="paragraph" style:parent-style-name="Text_20_body" style:list-style-name="L42">
      <style:paragraph-properties fo:margin-top="0cm" fo:margin-bottom="0cm" loext:contextual-spacing="false"/>
    </style:style>
    <style:style style:name="P17" style:family="paragraph" style:parent-style-name="Text_20_body" style:list-style-name="L52">
      <style:paragraph-properties fo:margin-top="0cm" fo:margin-bottom="0cm" loext:contextual-spacing="false"/>
    </style:style>
    <style:style style:name="P18" style:family="paragraph" style:parent-style-name="Text_20_body" style:list-style-name="L62">
      <style:paragraph-properties fo:margin-top="0cm" fo:margin-bottom="0cm" loext:contextual-spacing="false"/>
    </style:style>
    <style:style style:name="P19" style:family="paragraph" style:parent-style-name="Text_20_body" style:list-style-name="L72">
      <style:paragraph-properties fo:margin-top="0cm" fo:margin-bottom="0cm" loext:contextual-spacing="false"/>
    </style:style>
    <style:style style:name="P20" style:family="paragraph" style:parent-style-name="Text_20_body" style:list-style-name="L82">
      <style:paragraph-properties fo:margin-top="0cm" fo:margin-bottom="0cm" loext:contextual-spacing="false"/>
    </style:style>
    <style:style style:name="P21" style:family="paragraph" style:parent-style-name="Text_20_body" style:list-style-name="L92">
      <style:paragraph-properties fo:margin-top="0cm" fo:margin-bottom="0cm" loext:contextual-spacing="false"/>
    </style:style>
    <style:style style:name="T1" style:family="text">
      <style:text-properties officeooo:rsid="00143b7b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per 5</text:p>
      <text:p text:style-name="P1"><text:span text:style-name="T1">1- </text:span>Such a market can ------------------- only if the basic infrastructure is in place to make the market easily accessible to all.</text:p>
      <text:p text:style-name="P1"><text:span text:style-name="T1">a- </text:span> explore <text:s text:c="5"/><text:span text:style-name="T1">b- </text:span> choos<text:bookmark text:name="Q_0_2"/>e   <text:s text:c="4"/><text:span text:style-name="T1">c-</text:span>follow<text:bookmark text:name="Q_0_3"/><text:bookmark text:name="Q_0"/> <text:s text:c="4"/><text:span text:style-name="T1">d- </text:span>grow</text:p>
      <text:p text:style-name="P12"/>
      <text:list xml:id="list4178254792" text:style-name="L10">
        <text:list-header>
          <text:p text:style-name="P3"><text:bookmark text:name="Q_1"/><text:span text:style-name="T1">2- </text:span>The Conservative Party of Canada has already ---------------- to put money directly into the hands of parents so they can make their own child care choices.</text:p>
        </text:list-header>
      </text:list>
      <text:list xml:id="list2438193196" text:style-name="L12">
        <text:list-header>
          <text:p text:style-name="P13"><text:span text:style-name="T1">a- </text:span> promise <text:s text:c="5"/><text:span text:style-name="T1">b- </text:span> promising <text:s text:c="5"/><text:span text:style-name="T1">c- </text:span> promised<text:bookmark text:name="Q_11"/><text:bookmark text:name="Q_1_3"/> <text:s text:c="5"/><text:span text:style-name="T1">d- </text:span>promises</text:p>
          <text:p text:style-name="P13"/>
        </text:list-header>
      </text:list>
      <text:list xml:id="list794040098" text:style-name="L20">
        <text:list-header>
          <text:p text:style-name="P4"><text:bookmark text:name="Q_2"/><text:span text:style-name="T1">3- </text:span>The Eurosystem neither anticipates an abolition of interchange fees ------------ does it wish to enter into the defence of these arrangements.</text:p>
        </text:list-header>
      </text:list>
      <text:list xml:id="list1611417304" text:style-name="L22">
        <text:list-header>
          <text:p text:style-name="P14"><text:span text:style-name="T1">a- </text:span> nor <text:s text:c="6"/><text:span text:style-name="T1">b- </text:span> and <text:s text:c="4"/><text:span text:style-name="T1">c- </text:span> but<text:bookmark text:name="Q_21"/><text:bookmark text:name="Q_2_3"/> <text:s text:c="6"/><text:span text:style-name="T1">d- </text:span>while</text:p>
          <text:p text:style-name="P14"/>
        </text:list-header>
      </text:list>
      <text:list xml:id="list1322802353" text:style-name="L30">
        <text:list-header>
          <text:p text:style-name="P5"><text:bookmark text:name="Q_3"/><text:span text:style-name="T1">4- </text:span>Corporal Cooley quickly gained a reputation for his ---------------------- work and expertise and, in 2003, was a natural choice to become RCMP</text:p>
        </text:list-header>
      </text:list>
      <text:list xml:id="list1413297948" text:style-name="L32">
        <text:list-header>
          <text:p text:style-name="P15"><text:bookmark text:name="Q_3_01"/><text:span text:style-name="T1">a- </text:span>  doubteful <text:s text:c="4"/><text:span text:style-name="T1">b- </text:span> exemplary <text:s text:c="3"/><text:span text:style-name="T1">c-</text:span> dependent <text:s text:c="4"/><text:span text:style-name="T1">d- </text:span> prospective</text:p>
          <text:p text:style-name="P15"/>
        </text:list-header>
      </text:list>
      <text:list xml:id="list4273412124" text:style-name="L40">
        <text:list-header>
          <text:p text:style-name="P6"><text:bookmark text:name="Q_4"/><text:span text:style-name="T1">5- </text:span>------------- its high percentage of high-quality vitamin E, argan oil successfully fights environmental toxins and protects the skin.</text:p>
        </text:list-header>
      </text:list>
      <text:list xml:id="list940918837" text:style-name="L42">
        <text:list-header>
          <text:p text:style-name="P16"><text:bookmark text:name="Q_4_01"/><text:span text:style-name="T1">a- </text:span>  Except<text:bookmark text:name="Q_4_1"/> <text:s text:c="4"/><text:span text:style-name="T1">b- </text:span>  Until<text:bookmark text:name="Q_4_2"/> <text:s text:c="4"/><text:span text:style-name="T1">c- </text:span>  With<text:bookmark text:name="Q_41"/><text:bookmark text:name="Q_4_3"/> <text:s text:c="5"/><text:span text:style-name="T1">d-</text:span>  Into</text:p>
          <text:p text:style-name="P16"/>
        </text:list-header>
      </text:list>
      <text:list xml:id="list1011713649" text:style-name="L50">
        <text:list-header>
          <text:p text:style-name="P7"><text:bookmark text:name="Q_5"/><text:span text:style-name="T1">6- </text:span>Participants may agree among each other on specific rules<text:span text:style-name="T1">---------</text:span> the field contents. </text:p>
        </text:list-header>
      </text:list>
      <text:list xml:id="list4283446746" text:style-name="L52">
        <text:list-header>
          <text:p text:style-name="P17"><text:bookmark text:name="Q_5_01"/><text:span text:style-name="T1">a- </text:span>regard<text:bookmark text:name="Q_5_1"/> <text:s text:c="4"/><text:span text:style-name="T1">b- </text:span>regards<text:bookmark text:name="Q_5_2"/> <text:s text:c="4"/><text:span text:style-name="T1">c- </text:span>regarded <text:s text:c="5"/><text:span text:style-name="T1">d- </text:span> regarding</text:p>
          <text:p text:style-name="P17"/>
        </text:list-header>
      </text:list>
      <text:list xml:id="list2923793929" text:style-name="L60">
        <text:list-header>
          <text:p text:style-name="P8"><text:bookmark text:name="Q_6"/><text:span text:style-name="T1">7- </text:span>The Commission's survey outlines priority actions to be taken by member states ------------------- ensure better-coordinated and more effective policies </text:p>
        </text:list-header>
      </text:list>
      <text:list xml:id="list486187953" text:style-name="L62">
        <text:list-header>
          <text:p text:style-name="P18"><text:bookmark text:name="Q_6_01"/><text:span text:style-name="T1">a- </text:span>in order to <text:s text:c="5"/><text:span text:style-name="T1">b-</text:span> so that <text:s text:c="4"/><text:span text:style-name="T1">c- </text:span> however <text:s text:c="4"/><text:span text:style-name="T1">d- </text:span> because</text:p>
          <text:p text:style-name="P18"/>
        </text:list-header>
      </text:list>
      <text:list xml:id="list2929916176" text:style-name="L70">
        <text:list-header>
          <text:p text:style-name="P9"><text:bookmark text:name="Q_7"/><text:span text:style-name="T1">8- </text:span>The audit confirmed that executives -------------------- accountable for the achievement of their goals through annual performance appraisals.</text:p>
        </text:list-header>
      </text:list>
      <text:list xml:id="list1300695574" text:style-name="L72">
        <text:list-header>
          <text:p text:style-name="P19"><text:span text:style-name="T1">a- </text:span> be held<text:bookmark text:name="Q_7_1"/> <text:s text:c="4"/><text:span text:style-name="T1">b-</text:span>  are holding <text:s text:c="5"/><text:span text:style-name="T1">c-</text:span> are held <text:s text:c="6"/><text:span text:style-name="T1">d-</text:span> have held</text:p>
          <text:p text:style-name="P19"/>
        </text:list-header>
      </text:list>
      <text:list xml:id="list2797173428" text:style-name="L80">
        <text:list-header>
          <text:p text:style-name="P10"><text:bookmark text:name="Q_8"/><text:span text:style-name="T1">9- </text:span>Visual inspections are conducted as part of a --------- program of daily, weekly, and yearly inspections.<text:bookmark text:name="Q_8_01"/> <text:s text:c="12"/><text:span text:style-name="T1">a- </text:span>  absent<text:bookmark text:name="Q_8_1"/> <text:s text:c="3"/><text:span text:style-name="T1">b- </text:span>  eventual <text:s text:c="6"/><text:span text:style-name="T1">c-</text:span> routine<text:bookmark text:name="Q_8_3"/><text:bookmark text:name="Q_81"/> <text:s text:c="6"/><text:span text:style-name="T1">d-</text:span>  probable</text:p>
        </text:list-header>
      </text:list>
      <text:list xml:id="list710275707" text:style-name="L82">
        <text:list-header>
          <text:p text:style-name="P20"/>
        </text:list-header>
      </text:list>
      <text:list xml:id="list818162795" text:style-name="L90">
        <text:list-header>
          <text:p text:style-name="P11"><text:bookmark text:name="Q_9"/><text:span text:style-name="T1">10- </text:span>Advertising on the Internet is the least --------------- and most effective technique for exposing goods and services to the largest possible number of people.<text:bookmark text:name="Q_9_0"/></text:p>
        </text:list-header>
      </text:list>
      <text:list xml:id="list1722664561" text:style-name="L92">
        <text:list-header>
          <text:p text:style-name="P21"><text:bookmark text:name="Q_9_01"/><text:span text:style-name="T1">a- </text:span>expensing<text:bookmark text:name="Q_9_1"/> <text:s text:c="5"/><text:span text:style-name="T1">b- </text:span>expensively <text:s text:c="5"/><text:span text:style-name="T1">c- </text:span> expenses <text:s text:c="7"/><text:span text:style-name="T1">d-</text:span> expensive 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4:05:31.015000000</meta:creation-date>
    <meta:print-date>2017-10-23T14:13:27.658000000</meta:print-date>
    <dc:date>2017-10-23T14:14:09.682000000</dc:date>
    <meta:editing-duration>PT8M39S</meta:editing-duration>
    <meta:editing-cycles>1</meta:editing-cycles>
    <meta:document-statistic meta:table-count="0" meta:image-count="0" meta:object-count="0" meta:page-count="1" meta:paragraph-count="28" meta:word-count="319" meta:character-count="2036" meta:non-whitespace-character-count="1574"/>
    <meta:generator>LibreOffice/5.3.5.2$Windows_x86 LibreOffice_project/50d9bf2b0a79cdb85a3814b592608037a682059d</meta:generator>
  </office:meta>
</office:document-meta>
</file>